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516in" fo:margin-left="0in" table:align="left"/>
    </style:style>
    <style:style style:name="Table1.A" style:family="table-column">
      <style:table-column-properties style:column-width="0.509in"/>
    </style:style>
    <style:style style:name="Table1.B" style:family="table-column">
      <style:table-column-properties style:column-width="0.2014in"/>
    </style:style>
    <style:style style:name="Table1.C" style:family="table-column">
      <style:table-column-properties style:column-width="4.8056in"/>
    </style:style>
    <style:style style:name="Table1.A1" style:family="table-cell">
      <style:table-cell-properties fo:padding="0.0382in" fo:border="none"/>
    </style:style>
    <style:style style:name="Table2" style:family="table">
      <style:table-properties style:width="5.516in" fo:margin-left="0in" table:align="left"/>
    </style:style>
    <style:style style:name="Table2.A" style:family="table-column">
      <style:table-column-properties style:column-width="2.5215in"/>
    </style:style>
    <style:style style:name="Table2.B" style:family="table-column">
      <style:table-column-properties style:column-width="0.1889in"/>
    </style:style>
    <style:style style:name="Table2.C" style:family="table-column">
      <style:table-column-properties style:column-width="2.8056in"/>
    </style:style>
    <style:style style:name="Table2.A1" style:family="table-cell">
      <style:table-cell-properties fo:padding="0.0382in" fo:border="none"/>
    </style:style>
    <style:style style:name="P1"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bold" officeooo:rsid="00071d79" officeooo:paragraph-rsid="00071d79" style:font-weight-asian="bold" style:font-weight-complex="bold"/>
    </style:style>
    <style:style style:name="P3" style:family="paragraph" style:parent-style-name="Standard">
      <style:paragraph-properties fo:line-height="150%" fo:text-align="justify" style:justify-single-word="false"/>
      <style:text-properties style:font-name="Times New Roman" fo:font-weight="bold" officeooo:rsid="000fd46b" officeooo:paragraph-rsid="000fd46b" style:font-weight-asian="bold" style:font-weight-complex="bold"/>
    </style:style>
    <style:style style:name="P4" style:family="paragraph" style:parent-style-name="Standard">
      <style:paragraph-properties fo:line-height="150%" fo:text-align="center" style:justify-single-word="false"/>
      <style:text-properties style:font-name="Times New Roman" fo:font-weight="bold" officeooo:rsid="000fd46b" officeooo:paragraph-rsid="000fd46b"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weight="bold" officeooo:rsid="001bd119" officeooo:paragraph-rsid="001bd119" style:font-weight-asian="bold" style:font-weight-complex="bold"/>
    </style:style>
    <style:style style:name="P6" style:family="paragraph" style:parent-style-name="Standard">
      <style:paragraph-properties fo:line-height="150%" fo:text-align="justify" style:justify-single-word="false" fo:break-before="page"/>
      <style:text-properties style:font-name="Times New Roman" fo:font-weight="bold" officeooo:rsid="001bd119" officeooo:paragraph-rsid="001bd119" style:font-weight-asian="bold" style:font-weight-complex="bold"/>
    </style:style>
    <style:style style:name="P7" style:family="paragraph" style:parent-style-name="Standard">
      <style:paragraph-properties fo:line-height="150%" fo:text-align="center" style:justify-single-word="false"/>
      <style:text-properties style:font-name="Times New Roman" fo:font-weight="bold" officeooo:rsid="001b9906" officeooo:paragraph-rsid="001b9906" style:font-weight-asian="bold" style:font-weight-complex="bold"/>
    </style:style>
    <style:style style:name="P8" style:family="paragraph" style:parent-style-name="Standard">
      <style:paragraph-properties fo:line-height="150%" fo:text-align="justify" style:justify-single-word="false"/>
      <style:text-properties style:font-name="Times New Roman" fo:font-weight="normal" officeooo:rsid="000fd46b" officeooo:paragraph-rsid="000fd46b"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weight="normal" officeooo:rsid="000fd46b" officeooo:paragraph-rsid="00117206"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weight="normal" officeooo:rsid="00117206" officeooo:paragraph-rsid="00117206" style:font-weight-asian="normal" style:font-weight-complex="normal"/>
    </style:style>
    <style:style style:name="P11" style:family="paragraph" style:parent-style-name="Standard">
      <style:paragraph-properties fo:line-height="150%" fo:text-align="justify" style:justify-single-word="false"/>
      <style:text-properties style:font-name="Times New Roman" fo:font-weight="normal" officeooo:rsid="00126f0e" officeooo:paragraph-rsid="00126f0e" style:font-weight-asian="normal" style:font-weight-complex="normal"/>
    </style:style>
    <style:style style:name="P12" style:family="paragraph" style:parent-style-name="Standard">
      <style:paragraph-properties fo:line-height="150%" fo:text-align="justify" style:justify-single-word="false"/>
      <style:text-properties style:font-name="Times New Roman" fo:font-weight="normal" officeooo:rsid="0012f769" officeooo:paragraph-rsid="0012f769" style:font-weight-asian="normal" style:font-weight-complex="normal"/>
    </style:style>
    <style:style style:name="P13" style:family="paragraph" style:parent-style-name="Standard">
      <style:paragraph-properties fo:line-height="150%" fo:text-align="justify" style:justify-single-word="false"/>
      <style:text-properties style:font-name="Times New Roman" fo:font-weight="normal" officeooo:rsid="00149149" officeooo:paragraph-rsid="00149149" style:font-weight-asian="normal" style:font-weight-complex="normal"/>
    </style:style>
    <style:style style:name="P14" style:family="paragraph" style:parent-style-name="Standard">
      <style:paragraph-properties fo:line-height="150%" fo:text-align="center" style:justify-single-word="false"/>
      <style:text-properties style:font-name="Times New Roman" fo:font-weight="normal" officeooo:rsid="001b9906" officeooo:paragraph-rsid="001b9906" style:font-weight-asian="normal" style:font-weight-complex="normal"/>
    </style:style>
    <style:style style:name="P15" style:family="paragraph" style:parent-style-name="Standard">
      <style:paragraph-properties fo:line-height="150%" fo:text-align="start" style:justify-single-word="false"/>
      <style:text-properties style:font-name="Times New Roman" fo:font-weight="normal" officeooo:rsid="001b9906" officeooo:paragraph-rsid="001b9906" style:font-weight-asian="normal" style:font-weight-complex="normal"/>
    </style:style>
    <style:style style:name="P16" style:family="paragraph" style:parent-style-name="Table_20_Contents">
      <style:paragraph-properties fo:text-align="justify" style:justify-single-word="false"/>
      <style:text-properties style:font-name="Times New Roman"/>
    </style:style>
    <style:style style:name="P17" style:family="paragraph" style:parent-style-name="Table_20_Contents">
      <style:paragraph-properties fo:text-align="justify" style:justify-single-word="false"/>
      <style:text-properties style:font-name="Times New Roman" officeooo:paragraph-rsid="000fd46b"/>
    </style:style>
    <style:style style:name="P18" style:family="paragraph" style:parent-style-name="Table_20_Contents">
      <style:paragraph-properties fo:line-height="150%" fo:text-align="start" style:justify-single-word="false"/>
      <style:text-properties style:font-name="Times New Roman" officeooo:rsid="001b9906" officeooo:paragraph-rsid="001b9906"/>
    </style:style>
    <style:style style:name="P19" style:family="paragraph" style:parent-style-name="Table_20_Contents">
      <style:paragraph-properties fo:line-height="150%" fo:text-align="center" style:justify-single-word="false"/>
      <style:text-properties style:font-name="Times New Roman"/>
    </style:style>
    <style:style style:name="P20" style:family="paragraph" style:parent-style-name="Table_20_Contents">
      <style:paragraph-properties fo:line-height="150%" fo:text-align="center" style:justify-single-word="false"/>
      <style:text-properties style:font-name="Times New Roman" officeooo:paragraph-rsid="001b9906"/>
    </style:style>
    <style:style style:name="P21" style:family="paragraph" style:parent-style-name="Table_20_Contents">
      <style:paragraph-properties fo:text-align="start" style:justify-single-word="false"/>
      <style:text-properties style:font-name="Times New Roman" officeooo:rsid="001bd119" officeooo:paragraph-rsid="001bd119"/>
    </style:style>
    <style:style style:name="P22" style:family="paragraph" style:parent-style-name="Standard" style:master-page-name="daftar_20_isi">
      <style:paragraph-properties fo:line-height="150%" fo:text-align="center" style:justify-single-word="false" style:page-number="auto"/>
      <style:text-properties style:font-name="Times New Roman" fo:font-weight="bold" officeooo:rsid="00071d79" officeooo:paragraph-rsid="001fc3c3" style:font-weight-asian="bold" style:font-weight-complex="bold"/>
    </style:style>
    <style:style style:name="P23" style:family="paragraph" style:parent-style-name="Standard" style:master-page-name="daftar_20_isi">
      <style:paragraph-properties fo:line-height="150%" fo:text-align="justify" style:justify-single-word="false" style:page-number="auto"/>
      <style:text-properties style:font-name="Times New Roman" fo:font-weight="bold" officeooo:rsid="001bd119" officeooo:paragraph-rsid="001bd119" style:font-weight-asian="bold" style:font-weight-complex="bold"/>
    </style:style>
    <style:style style:name="P24"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25" style:family="paragraph" style:parent-style-name="Standard">
      <style:paragraph-properties fo:margin-left="0in" fo:margin-right="0in" fo:margin-top="0in" fo:margin-bottom="0.0972in" style:contextual-spacing="false" fo:line-height="120%" fo:text-indent="0in" style:auto-text-indent="false"/>
      <style:text-properties style:font-name="Times New Roman" fo:font-size="12pt"/>
    </style:style>
    <style:style style:name="P26" style:family="paragraph" style:parent-style-name="Standard">
      <style:text-properties style:font-name="Times New Roman" fo:font-size="12pt"/>
    </style:style>
    <style:style style:name="T1" style:family="text">
      <style:text-properties style:text-position="0% 100%"/>
    </style:style>
    <style:style style:name="T2" style:family="text">
      <style:text-properties fo:font-style="italic" style:font-style-asian="italic"/>
    </style:style>
    <style:style style:name="T3" style:family="text">
      <style:text-properties officeooo:rsid="000f58e1"/>
    </style:style>
    <style:style style:name="T4" style:family="text">
      <style:text-properties officeooo:rsid="00112d3f"/>
    </style:style>
    <style:style style:name="T5" style:family="text">
      <style:text-properties officeooo:rsid="00117206"/>
    </style:style>
    <style:style style:name="T6" style:family="text">
      <style:text-properties officeooo:rsid="001bd119"/>
    </style:style>
    <style:style style:name="T7" style:family="text">
      <style:text-properties officeooo:rsid="001fc3c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7"><text:s/></text:span>DAFTAR <text:span text:style-name="T3">PUSTAKA</text:span></text:p>
      <text:p text:style-name="P2"/>
      <text:p text:style-name="P1"><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0Qi8cwJGhT"/><text:span text:style-name="T1">(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主観的健康感を中心とした在宅高齢者における 健康関連指標に関する共分散構造分析Title. 3(2), 2015; Priyanto et al., 2015; Rosidah;., 2018; Susanto, 2020; Taufan, 2017; Teduh Sanubari, Cahyo Prianto, 2020; Wikipedia, 2015)</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0Qi8cwJGhT"/>⁠ <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mhtonJG91r"/>(Alda, 2021)<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mhtonJG91r"/><text:span text:style-name="T1"> </text:span><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mdvU99Qk2T"/><text:span text:style-name="T1">(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mdvU99Qk2T"/><text:span text:style-name="T1">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EaOR6s9iAM"/><text:span text:style-name="T1">(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EaOR6s9iAM"/><text:span text:style-name="T1">⁠</text:span><text:reference-mark-start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mendeley&quot;: {&quot;formattedCitation&quot;: &quot;(Wahid et al., 2020)&quot;, &quot;plainTextFormattedCitation&quot;: &quot;(Wahid et al., 2020)&quot;}, &quot;properties&quot;: {&quot;noteIndex&quot;: 0}, &quot;schema&quot;: &quot;https://github.com/citation-style-language/schema/raw/master/csl-citation.json&quot;} RND3wvkGlVwop"/><text:span text:style-name="T1">(Wahid et al., 2020)</text:span><text:reference-mark-end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mendeley&quot;: {&quot;formattedCitation&quot;: &quot;(Wahid et al., 2020)&quot;, &quot;plainTextFormattedCitation&quot;: &quot;(Wahid et al., 2020)&quot;}, &quot;properties&quot;: {&quot;noteIndex&quot;: 0}, &quot;schema&quot;: &quot;https://github.com/citation-style-language/schema/raw/master/csl-citation.json&quot;} RND3wvkGlVwop"/><text:span text:style-name="T1">⁠⁠⁠</text:span>⁠</text:p>
      <text:section text:style-name="Sect1" text:name="ADDIN Mendeley Bibliography CSL_BIBLIOGRAPHY  RNDjl4Q2tcq7K">
        <text:p text:style-name="P24">Alda, M. (2021). <text:span text:style-name="T2">Rekayasa Perangkat Lunak</text:span>. Media Sains.</text:p>
        <text:p text:style-name="P24">Amalia, D. (2018). Pengertian Website Secara Lengkap. In <text:span text:style-name="T2">Idwebhost</text:span> (p. 1). https://idwebhost.com/blog/pengertian-website-secara-lengkap/</text:p>
        <text:p text:style-name="P24">Annur, M. H., &amp; Delianti, V. I. (2020). Rancang Bangun Sistem Informasi Manajemen Organisasi Himpunan Mahasiswa Rokan Hulu. <text:span text:style-name="T2">VoteTEKNIKA: Jurnal Vocational Teknik Elektronika Dan Informatika</text:span>, <text:span text:style-name="T2">8</text:span>(1), 37–43.</text:p>
        <text:p text:style-name="P24">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24">Ayu, F., &amp; Permatasari, N. (2018). Perancangan Sistem Informasi Pengolahan Data Praktek Kerja Lapangan (Pkl) Pada Devisi Humas Pt. Pegadaian. <text:span text:style-name="T2">Intra-Tech</text:span>, <text:span text:style-name="T2">2</text:span>(2), 12–26.</text:p>
        <text:p text:style-name="P24">Buchari dkk. (2015). Pengertian Rancang. <text:span text:style-name="T2">E-Journal Teknik Informatika</text:span>, <text:span text:style-name="T2">6</text:span>(1). https://doi.org/10.1017/CBO9781107415324.004</text:p>
        <text:p text:style-name="P24">Destiningrum, M., &amp; Adrian, Q. J. (2017). Sistem Informasi Penjadwalan Dokter Berbassis Web Dengan Menggunakan Framework Codeigniter (Studi Kasus: Rumah Sakit Yukum Medical Centre). <text:span text:style-name="T2">Jurnal Teknoinfo</text:span>, <text:span text:style-name="T2">11</text:span>(2), 30. https://doi.org/10.33365/jti.v11i2.24</text:p>
        <text:p text:style-name="P24">Hadi, D. A. (n.d.). Codeigniter Part 1 : Pengertian dan Cara Menggunakan CodeIgniter. In <text:span text:style-name="T2">Malasngoding</text:span> (p. 1). <text:soft-page-break/>https://www.malasngoding.com/pengertian-dan-cara-menggunakan-codeigniter/</text:p>
        <text:p text:style-name="P24">Hendini, A. (2016). Pemodelan Uml Sistem Informasi Monitoring Penjualan Dan Stok Barang. <text:span text:style-name="T2">Jurnal Khatulistiwa Informatika</text:span>, <text:span text:style-name="T2">2</text:span>(9), 107–116. https://doi.org/10.1017/CBO9781107415324.004</text:p>
        <text:p text:style-name="P24">Herliana, A., &amp; Rasyid, P. M. (2016). Sistem Informasi Monitoring Pengembangan Software Pada Tahap. <text:span text:style-name="T2">Jurnal Informatika</text:span>, <text:span text:style-name="T2">1</text:span>, 41–50.</text:p>
        <text:p text:style-name="P24">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24">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24">Maulani. (2018). Pengertian Rancang Bangun. <text:span text:style-name="T2">Jurnal ICIT</text:span>, <text:span text:style-name="T2">4</text:span>(2), 157.</text:p>
        <text:p text:style-name="P24">Mulyana, Y. (2015). <text:span text:style-name="T2">Pengenalan Framework CodeIgniter</text:span>. <text:span text:style-name="T2">versi 3</text:span>, 1–4.</text:p>
        <text:p text:style-name="P24">MURNATI. (2019). <text:span text:style-name="T2">Rancang Bangun Aplikasi E-Vote Ketua Osis Berbasis Android Di Sma Pgri 1 Kota Serang</text:span>. <text:span text:style-name="T2">1</text:span>, 2019.</text:p>
        <text:p text:style-name="P24">Nasution, Robby DarwisNasution, R. D. (2015). No 主観的健康感を中心とした在宅高齢者における 健康関連指標に関する共分散構造分析Title. 3(2), 54–67. (2015). <text:span text:style-name="T2">No 主観的健康感を中心とした在宅高齢者における 健康関連指標に関する共分散構造分析Title</text:span>. <text:span text:style-name="T2">3</text:span>(2), 54–67.</text:p>
        <text:p text:style-name="P24">Priyanto, W., Nugroho, D., &amp; Widada, B. (2015). Sistem Informasi Monitoring Perkuliahan Berbasis Web di STMIK Sinar Nusantara Surakarta. <text:span text:style-name="T2">Jurnal TIKomSiN</text:span>, 53–158.</text:p>
        <text:p text:style-name="P24">Rosidah;. (2018). Uml1. <text:span text:style-name="T2">Journal of Chemical Information and Modeling</text:span>, <text:span text:style-name="T2">53</text:span>(9), 8–24.</text:p>
        <text:p text:style-name="P24">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24">Susanto, E. (2020). <text:span text:style-name="T2">Pemrograman Android Dengan Menggunakan Eclipse &amp; StarUML</text:span>. Airlangga University Press. https://books.google.co.id/books?<text:soft-page-break/>id=UGvIDwAAQBAJ&amp;printsec=frontcover&amp;dq=komponen+uml&amp;hl=jv&amp;sa=X&amp;ved=2ahUKEwitlrvPn4LwAhUVjeYKHUC_BIgQ6AEwB3oECAkQAg#v=onepage&amp;q=komponen uml&amp;f=false</text:p>
        <text:p text:style-name="P24">Taufan. (2017). Pengertian Pembangunan. <text:span text:style-name="T2">Jurnal E-Journal Teknik Informatika</text:span>, <text:span text:style-name="T2">11</text:span>(1).</text:p>
        <text:p text:style-name="P24">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24">Wahid, A. A., Rosyadah, A., Mulany, H. F., &amp; Nugraha, R. (2020). <text:span text:style-name="T2">Perancangan Sistem Informasi Organisasi Mahasiswa ( SIOMAS ) STMIK Sumedang Berbasis Website</text:span>. <text:span text:style-name="T2">January</text:span>.</text:p>
        <text:p text:style-name="P26">Wikipedia. (2015). <text:span text:style-name="T2">Monitoring</text:span>. 2015.</text:p>
      </text:section>
      <text:p text:style-name="P1"><text:s/></text:p>
      <text:p text:style-name="P6">LAMPIRAN - B</text:p>
      <text:p text:style-name="P3"/>
      <text:p text:style-name="P4">WAWANCARA</text:p>
      <text:p text:style-name="P8">Berikut ini adalah petikan semua wawancara yang penulis lakukan dengan narasumber yang bersangkutan dengan sistem yang akan dibangun diantaranya Kemahasiswaan dan organisasi mahasi<text:span text:style-name="T6">s</text:span>wa. Wawancara ini dilakukan pada:</text:p>
      <text:p text:style-name="P8">Hari<text:tab/><text:tab/>: Rabu</text:p>
      <text:p text:style-name="P8">Tanggal<text:tab/>: 23 Desember 2020</text:p>
      <text:p text:style-name="P8">Tempat<text:tab/><text:tab/>: Kampus 1 Universitas Banten Jaya</text:p>
      <text:p text:style-name="P8"/>
      <table:table table:name="Table1" table:style-name="Table1">
        <table:table-column table:style-name="Table1.A"/>
        <table:table-column table:style-name="Table1.B"/>
        <table:table-column table:style-name="Table1.C"/>
        <table:table-row table:style-name="TableLine2585259356288">
          <table:table-cell table:style-name="Table1.A1" office:value-type="string">
            <text:p text:style-name="P8">P</text:p>
          </table:table-cell>
          <table:table-cell table:style-name="Table1.A1" office:value-type="string">
            <text:p text:style-name="P16">:</text:p>
          </table:table-cell>
          <table:table-cell table:style-name="Table1.A1" office:value-type="string">
            <text:p text:style-name="P8">Siapa sajakah yang terlibat dalam proses pengajuan kegiatan ?</text:p>
          </table:table-cell>
        </table:table-row>
        <table:table-row table:style-name="TableLine2585259354656">
          <table:table-cell table:style-name="Table1.A1" office:value-type="string">
            <text:p text:style-name="P8">N</text:p>
          </table:table-cell>
          <table:table-cell table:style-name="Table1.A1" office:value-type="string">
            <text:p text:style-name="P16">:</text:p>
          </table:table-cell>
          <table:table-cell table:style-name="Table1.A1" office:value-type="string">
            <text:p text:style-name="P8">Ada organisasi mahasiswa yang terdiri dari HMJ dan UKM, BEM, DPM, Kepala Program Studi, Kemahasiswaan dan Biro Akademik.</text:p>
          </table:table-cell>
        </table:table-row>
        <table:table-row table:style-name="TableLine2585259352480">
          <table:table-cell table:style-name="Table1.A1" office:value-type="string">
            <text:p text:style-name="P8">P</text:p>
          </table:table-cell>
          <table:table-cell table:style-name="Table1.A1" office:value-type="string">
            <text:p text:style-name="P16">:</text:p>
          </table:table-cell>
          <table:table-cell table:style-name="Table1.A1" office:value-type="string">
            <text:p text:style-name="P8">Apa saja tugas dari orang-orang yang terlibat dalam pengajuan kegiatan tersebut?</text:p>
          </table:table-cell>
        </table:table-row>
        <table:table-row table:style-name="TableLine2585259342960">
          <table:table-cell table:style-name="Table1.A1" office:value-type="string">
            <text:p text:style-name="P8">N</text:p>
          </table:table-cell>
          <table:table-cell table:style-name="Table1.A1" office:value-type="string">
            <text:p text:style-name="P17">:</text:p>
          </table:table-cell>
          <table:table-cell table:style-name="Table1.A1" office:value-type="string">
            <text:p text:style-name="P9">HMJ dan UKM mengajukan RAK, proposal dan LPJ kemudian DPM menyetujui RAK, <text:span text:style-name="T4">BEM menyetujuui Propsoal dan LPJ, </text:span><text:span text:style-name="T5">Kepala Program Studi bertugas menyetujui proposal dan lpj dari masing masing himpunan jurusan,</text:span> Kemahasiswaan menyetujui RAK, Proposal, LPJ, memberikan informasi yang berkaitan dengan KBM (Keluarga Besar Mahasiswa) serta mengkoordinir kegiatan semua mahasiswa, Biro Akademik juga bertugas menyetujui Proposal dan LPJ.</text:p>
          </table:table-cell>
        </table:table-row>
        <table:table-row table:style-name="TableLine2585259346496">
          <table:table-cell table:style-name="Table1.A1" office:value-type="string">
            <text:p text:style-name="P10">P</text:p>
          </table:table-cell>
          <table:table-cell table:style-name="Table1.A1" office:value-type="string">
            <text:p text:style-name="P17">:</text:p>
          </table:table-cell>
          <table:table-cell table:style-name="Table1.A1" office:value-type="string">
            <text:p text:style-name="P11">Bagaimana alur-alur untuk mengajukan kegiatan?</text:p>
          </table:table-cell>
        </table:table-row>
        <table:table-row table:style-name="TableLine2585259348400">
          <table:table-cell table:style-name="Table1.A1" office:value-type="string">
            <text:p text:style-name="P13">N</text:p>
          </table:table-cell>
          <table:table-cell table:style-name="Table1.A1" office:value-type="string">
            <text:p text:style-name="P17">:</text:p>
          </table:table-cell>
          <table:table-cell table:style-name="Table1.A1" office:value-type="string">
            <text:p text:style-name="P11">Organisasi mahasiswa berupa HMJ, UKM dan BEM mengajukan RAK kepada DPM, kemudian DPM menyetujui RAK dan menyerahkan RAK kepada Kemahasiswaan.</text:p>
            <text:p text:style-name="P11">Setelah pengajuan RAK masing masing organisasi mahasiswa mengajukan proposal untuk kegiatan yang akan dilakukan sesuai dengan kegiatan yang ada pada RAK, untuk HMJ pengajuan melalui Kaprodi terlebih dahulu, kemudian BEM, Kemahasiswaan dan Biro <text:soft-page-break/>Akademik. Sedangkan UKM langsung kepada BEM, kemahasiswaan dan Biro Akademik, begitu juga dengan LPJ.</text:p>
          </table:table-cell>
        </table:table-row>
        <table:table-row table:style-name="TableLine2585259344592">
          <table:table-cell table:style-name="Table1.A1" office:value-type="string">
            <text:p text:style-name="P13">P</text:p>
          </table:table-cell>
          <table:table-cell table:style-name="Table1.A1" office:value-type="string">
            <text:p text:style-name="P17">:</text:p>
          </table:table-cell>
          <table:table-cell table:style-name="Table1.A1" office:value-type="string">
            <text:p text:style-name="P12">Dalam memonitor kegiatan organisasi mahasiswa ini apakah ada kesulitan?</text:p>
          </table:table-cell>
        </table:table-row>
        <table:table-row table:style-name="TableLine2585259340512">
          <table:table-cell table:style-name="Table1.A1" office:value-type="string">
            <text:p text:style-name="P13">N</text:p>
          </table:table-cell>
          <table:table-cell table:style-name="Table1.A1" office:value-type="string">
            <text:p text:style-name="P17">:</text:p>
          </table:table-cell>
          <table:table-cell table:style-name="Table1.A1" office:value-type="string">
            <text:p text:style-name="P12">Kesulitan terdapat pada organisasi mahasiswa yang tidak disiplin dimana sering mengajukan kegiatan yang tidak sesuai dengan Rak. Saya juga kesulitan mempublikasikan kegiatan yang sudah di laksanakan untuk menarik mahasiswa baru atau pun mahasiswa lama agar bisa bergabung dengan organisasi-organisai mahasiswa yang ada di universitas ini</text:p>
          </table:table-cell>
        </table:table-row>
      </table:table>
      <text:p text:style-name="P8"/>
      <text:p text:style-name="P13">Keterangan :</text:p>
      <text:p text:style-name="P13">P<text:tab/>: Penanya</text:p>
      <text:p text:style-name="P13">N<text:tab/>: Narasumber</text:p>
      <text:p text:style-name="P23">LAMPIRAN – D</text:p>
      <text:p text:style-name="P5"/>
      <text:p text:style-name="P7">DAFTAR RIWAYAT HIDUP</text:p>
      <text:p text:style-name="P14"/>
      <table:table table:name="Table2" table:style-name="Table2">
        <table:table-column table:style-name="Table2.A"/>
        <table:table-column table:style-name="Table2.B"/>
        <table:table-column table:style-name="Table2.C"/>
        <table:table-row table:style-name="TableLine2585259342416">
          <table:table-cell table:style-name="Table2.A1" office:value-type="string">
            <text:p text:style-name="P18">NAMA</text:p>
          </table:table-cell>
          <table:table-cell table:style-name="Table2.A1" office:value-type="string">
            <text:p text:style-name="P19">:</text:p>
          </table:table-cell>
          <table:table-cell table:style-name="Table2.A1" office:value-type="string">
            <text:p text:style-name="P18">ISLAHATUN NUFUSI</text:p>
          </table:table-cell>
        </table:table-row>
        <table:table-row table:style-name="TableLine2585259351664">
          <table:table-cell table:style-name="Table2.A1" office:value-type="string">
            <text:p text:style-name="P18">NPM</text:p>
          </table:table-cell>
          <table:table-cell table:style-name="Table2.A1" office:value-type="string">
            <text:p text:style-name="P20">:</text:p>
          </table:table-cell>
          <table:table-cell table:style-name="Table2.A1" office:value-type="string">
            <text:p text:style-name="P18">1102171151</text:p>
          </table:table-cell>
        </table:table-row>
        <table:table-row table:style-name="TableLine2585259353840">
          <table:table-cell table:style-name="Table2.A1" office:value-type="string">
            <text:p text:style-name="P18">TEMPAT, TANGGAL LAHIR</text:p>
          </table:table-cell>
          <table:table-cell table:style-name="Table2.A1" office:value-type="string">
            <text:p text:style-name="P20">:</text:p>
          </table:table-cell>
          <table:table-cell table:style-name="Table2.A1" office:value-type="string">
            <text:p text:style-name="P18">SERANG, 7 NOVEMBER 1998</text:p>
          </table:table-cell>
        </table:table-row>
        <table:table-row table:style-name="TableLine2585259347584">
          <table:table-cell table:style-name="Table2.A1" office:value-type="string">
            <text:p text:style-name="P18">ALAMAT</text:p>
          </table:table-cell>
          <table:table-cell table:style-name="Table2.A1" office:value-type="string">
            <text:p text:style-name="P20">:</text:p>
          </table:table-cell>
          <table:table-cell table:style-name="Table2.A1" office:value-type="string">
            <text:p text:style-name="P18">KP. KALAPA LIMA 001/002, DESA: SUKAMANAH, KEC: BAROS, KAB: SERANG, PROV: BANTEN</text:p>
          </table:table-cell>
        </table:table-row>
        <table:table-row table:style-name="TableLine2585259346768">
          <table:table-cell table:style-name="Table2.A1" office:value-type="string">
            <text:p text:style-name="P21">JENIS KELAMIN</text:p>
          </table:table-cell>
          <table:table-cell table:style-name="Table2.A1" office:value-type="string">
            <text:p text:style-name="P20">:</text:p>
          </table:table-cell>
          <table:table-cell table:style-name="Table2.A1" office:value-type="string">
            <text:p text:style-name="P21">PEREMPUAN</text:p>
          </table:table-cell>
        </table:table-row>
        <table:table-row table:style-name="TableLine2585259343504">
          <table:table-cell table:style-name="Table2.A1" office:value-type="string">
            <text:p text:style-name="P21">AGAMA</text:p>
          </table:table-cell>
          <table:table-cell table:style-name="Table2.A1" office:value-type="string">
            <text:p text:style-name="P20">:</text:p>
          </table:table-cell>
          <table:table-cell table:style-name="Table2.A1" office:value-type="string">
            <text:p text:style-name="P21">ISLAM</text:p>
          </table:table-cell>
        </table:table-row>
        <table:table-row table:style-name="TableLine2585259353024">
          <table:table-cell table:style-name="Table2.A1" office:value-type="string">
            <text:p text:style-name="P21">KEWARGANEGARAAN</text:p>
          </table:table-cell>
          <table:table-cell table:style-name="Table2.A1" office:value-type="string">
            <text:p text:style-name="P20">:</text:p>
          </table:table-cell>
          <table:table-cell table:style-name="Table2.A1" office:value-type="string">
            <text:p text:style-name="P21">INDONESIA</text:p>
          </table:table-cell>
        </table:table-row>
        <table:table-row table:style-name="TableLine2585259345952">
          <table:table-cell table:style-name="Table2.A1" office:value-type="string">
            <text:p text:style-name="P21"/>
          </table:table-cell>
          <table:table-cell table:style-name="Table2.A1" office:value-type="string">
            <text:p text:style-name="P20"/>
          </table:table-cell>
          <table:table-cell table:style-name="Table2.A1" office:value-type="string">
            <text:p text:style-name="P21"/>
          </table:table-cell>
        </table:table-row>
        <table:table-row table:style-name="TableLine2585259354384">
          <table:table-cell table:style-name="Table2.A1" office:value-type="string">
            <text:p text:style-name="P21">PENDIDIKAN</text:p>
          </table:table-cell>
          <table:table-cell table:style-name="Table2.A1" office:value-type="string">
            <text:p text:style-name="P20"/>
          </table:table-cell>
          <table:table-cell table:style-name="Table2.A1" office:value-type="string">
            <text:p text:style-name="P21"/>
          </table:table-cell>
        </table:table-row>
        <table:table-row table:style-name="TableLine2585259339968">
          <table:table-cell table:style-name="Table2.A1" office:value-type="string">
            <text:p text:style-name="P21">2006-2011</text:p>
          </table:table-cell>
          <table:table-cell table:style-name="Table2.A1" office:value-type="string">
            <text:p text:style-name="P20">:</text:p>
          </table:table-cell>
          <table:table-cell table:style-name="Table2.A1" office:value-type="string">
            <text:p text:style-name="P21">SDN BAROS 3</text:p>
          </table:table-cell>
        </table:table-row>
        <table:table-row table:style-name="TableLine2585259347856">
          <table:table-cell table:style-name="Table2.A1" office:value-type="string">
            <text:p text:style-name="P21">2011-2014</text:p>
          </table:table-cell>
          <table:table-cell table:style-name="Table2.A1" office:value-type="string">
            <text:p text:style-name="P20">:</text:p>
          </table:table-cell>
          <table:table-cell table:style-name="Table2.A1" office:value-type="string">
            <text:p text:style-name="P21">SMPN 1 BASROS</text:p>
          </table:table-cell>
        </table:table-row>
        <table:table-row table:style-name="TableLine2585259344864">
          <table:table-cell table:style-name="Table2.A1" office:value-type="string">
            <text:p text:style-name="P21">2014-2017</text:p>
          </table:table-cell>
          <table:table-cell table:style-name="Table2.A1" office:value-type="string">
            <text:p text:style-name="P20"/>
          </table:table-cell>
          <table:table-cell table:style-name="Table2.A1" office:value-type="string">
            <text:p text:style-name="P21">SMAN 1 RANGKASBTUNG</text:p>
          </table:table-cell>
        </table:table-row>
        <table:table-row table:style-name="TableLine2585259355744">
          <table:table-cell table:style-name="Table2.A1" office:value-type="string">
            <text:p text:style-name="P21">2017- 2021</text:p>
          </table:table-cell>
          <table:table-cell table:style-name="Table2.A1" office:value-type="string">
            <text:p text:style-name="P20">:</text:p>
          </table:table-cell>
          <table:table-cell table:style-name="Table2.A1" office:value-type="string">
            <text:p text:style-name="P21">UNIVERSITAS BANTEN JAYA</text:p>
          </table:table-cell>
        </table:table-row>
      </table:table>
      <text:p text:style-name="P14"/>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Right_20_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daftar_20_isi" style:display-name="daftar isi" style:page-layout-name="Mpm1" draw:style-name="Mdp1"/>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8-31T19:23:49.569000000</dc:date>
    <meta:editing-duration>PT1H26M24S</meta:editing-duration>
    <meta:editing-cycles>16</meta:editing-cycles>
    <meta:generator>LibreOffice/7.2.0.4$Windows_X86_64 LibreOffice_project/9a9c6381e3f7a62afc1329bd359cc48accb6435b</meta:generator>
    <meta:print-date>2021-08-29T19:42:11.825000000</meta:print-date>
    <meta:document-statistic meta:table-count="2" meta:image-count="0" meta:object-count="0" meta:page-count="6" meta:paragraph-count="96" meta:word-count="1019" meta:character-count="6981" meta:non-whitespace-character-count="6178"/>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